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A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4.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5pt solid #000000"/>
    </style:style>
    <style:style style:name="Table15.A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3" style:family="paragraph" style:parent-style-name="Standard">
      <style:text-properties fo:font-size="14pt" fo:font-weight="bold" officeooo:rsid="00818a3a" officeooo:paragraph-rsid="00818a3a" style:font-weight-asian="bold" style:font-weight-complex="bold"/>
    </style:style>
    <style:style style:name="P4" style:family="paragraph" style:parent-style-name="Standard">
      <style:text-properties officeooo:paragraph-rsid="00259f4d"/>
    </style:style>
    <style:style style:name="P5" style:family="paragraph" style:parent-style-name="Standard">
      <style:text-properties fo:font-size="12pt" fo:font-weight="normal" officeooo:rsid="00429685" officeooo:paragraph-rsid="00429685" style:font-size-asian="10.5pt" style:font-weight-asian="normal" style:font-size-complex="12pt" style:font-weight-complex="normal"/>
    </style:style>
    <style:style style:name="P6" style:family="paragraph" style:parent-style-name="Standard">
      <style:text-properties fo:font-size="12pt" fo:font-weight="normal" officeooo:rsid="00aa62d3" officeooo:paragraph-rsid="00aa62d3" style:font-size-asian="10.5pt" style:font-weight-asian="normal" style:font-size-complex="12pt" style:font-weight-complex="normal"/>
    </style:style>
    <style:style style:name="P7" style:family="paragraph" style:parent-style-name="Standard">
      <style:text-properties fo:font-size="12pt" fo:font-weight="normal" officeooo:rsid="0062379f" officeooo:paragraph-rsid="00aa62d3" style:font-size-asian="10.5pt" style:font-weight-asian="normal" style:font-size-complex="12pt" style:font-weight-complex="normal"/>
    </style:style>
    <style:style style:name="P8" style:family="paragraph" style:parent-style-name="Standard">
      <style:text-properties fo:font-size="12pt" fo:font-weight="normal" officeooo:rsid="00aa9f2b" officeooo:paragraph-rsid="00aa9f2b" style:font-size-asian="10.5pt" style:font-weight-asian="normal" style:font-size-complex="12pt" style:font-weight-complex="normal"/>
    </style:style>
    <style:style style:name="P9" style:family="paragraph" style:parent-style-name="Standard">
      <style:text-properties officeooo:rsid="004d8be1" officeooo:paragraph-rsid="004f64aa"/>
    </style:style>
    <style:style style:name="P10" style:family="paragraph" style:parent-style-name="Standard">
      <style:text-properties officeooo:rsid="004139c1" officeooo:paragraph-rsid="006b2f26"/>
    </style:style>
    <style:style style:name="P11" style:family="paragraph" style:parent-style-name="Table_20_Contents">
      <style:text-properties officeooo:rsid="0070a0fd" officeooo:paragraph-rsid="0070a0fd"/>
    </style:style>
    <style:style style:name="P12" style:family="paragraph" style:parent-style-name="Standard">
      <style:text-properties officeooo:rsid="0053d86c" officeooo:paragraph-rsid="004f64aa"/>
    </style:style>
    <style:style style:name="P13" style:family="paragraph" style:parent-style-name="Standard">
      <style:text-properties officeooo:rsid="0087a021" officeooo:paragraph-rsid="010f00c7"/>
    </style:style>
    <style:style style:name="P14" style:family="paragraph" style:parent-style-name="Table_20_Contents">
      <style:text-properties officeooo:rsid="0087a021" officeooo:paragraph-rsid="01458d70"/>
    </style:style>
    <style:style style:name="P15" style:family="paragraph" style:parent-style-name="Standard">
      <style:text-properties officeooo:rsid="0087a021" officeooo:paragraph-rsid="0171778a"/>
    </style:style>
    <style:style style:name="P16" style:family="paragraph" style:parent-style-name="Standard">
      <style:text-properties officeooo:rsid="0087a021" officeooo:paragraph-rsid="01728402"/>
    </style:style>
    <style:style style:name="P17" style:family="paragraph" style:parent-style-name="Standard">
      <style:text-properties officeooo:rsid="0087a021" officeooo:paragraph-rsid="01748215"/>
    </style:style>
    <style:style style:name="P18" style:family="paragraph" style:parent-style-name="Standard">
      <style:text-properties officeooo:rsid="0087a021" officeooo:paragraph-rsid="01773901"/>
    </style:style>
    <style:style style:name="P19" style:family="paragraph" style:parent-style-name="Standard">
      <style:text-properties officeooo:rsid="0087a021" officeooo:paragraph-rsid="00818a3a"/>
    </style:style>
    <style:style style:name="P20" style:family="paragraph" style:parent-style-name="Standard">
      <style:text-properties style:text-underline-style="solid" style:text-underline-width="auto" style:text-underline-color="font-color" fo:font-weight="bold" officeooo:rsid="0107d4df" officeooo:paragraph-rsid="013816cc" style:font-weight-asian="bold" style:font-weight-complex="bold"/>
    </style:style>
    <style:style style:name="P21" style:family="paragraph" style:parent-style-name="Standard">
      <style:text-properties style:text-underline-style="solid" style:text-underline-width="auto" style:text-underline-color="font-color" fo:font-weight="bold" officeooo:rsid="0107d4df" officeooo:paragraph-rsid="01772c43" style:font-weight-asian="bold" style:font-weight-complex="bold"/>
    </style:style>
    <style:style style:name="P22" style:family="paragraph" style:parent-style-name="Table_20_Contents">
      <style:text-properties style:font-name="Liberation Serif" fo:font-style="italic" officeooo:rsid="0083d041" officeooo:paragraph-rsid="016f0a6a" style:font-style-asian="italic" style:font-style-complex="italic"/>
    </style:style>
    <style:style style:name="P23" style:family="paragraph" style:parent-style-name="Table_20_Contents">
      <style:text-properties style:font-name="Liberation Serif" fo:font-style="italic" officeooo:rsid="0083d041" officeooo:paragraph-rsid="01728402" style:font-style-asian="italic" style:font-style-complex="italic"/>
    </style:style>
    <style:style style:name="P24" style:family="paragraph" style:parent-style-name="Table_20_Contents">
      <style:text-properties style:font-name="Liberation Serif" fo:font-style="italic" officeooo:rsid="0083d041" officeooo:paragraph-rsid="01748215" style:font-style-asian="italic" style:font-style-complex="italic"/>
    </style:style>
    <style:style style:name="P25" style:family="paragraph" style:parent-style-name="Table_20_Contents">
      <style:text-properties style:font-name="Liberation Serif" fo:font-style="italic" officeooo:rsid="0083d041" officeooo:paragraph-rsid="01770102" style:font-style-asian="italic" style:font-style-complex="italic"/>
    </style:style>
    <style:style style:name="P26" style:family="paragraph" style:parent-style-name="Table_20_Contents">
      <style:text-properties style:font-name="Liberation Serif" fo:font-style="italic" officeooo:rsid="0083d041" officeooo:paragraph-rsid="01773901" style:font-style-asian="italic" style:font-style-complex="italic"/>
    </style:style>
    <style:style style:name="P27" style:family="paragraph" style:parent-style-name="Table_20_Contents">
      <style:text-properties style:font-name="Liberation Serif" fo:font-style="normal" fo:font-weight="normal" officeooo:rsid="0171778a" officeooo:paragraph-rsid="0171778a" style:font-style-asian="normal" style:font-weight-asian="normal" style:font-style-complex="normal" style:font-weight-complex="normal"/>
    </style:style>
    <style:style style:name="P28" style:family="paragraph" style:parent-style-name="Table_20_Contents">
      <style:text-properties style:font-name="Liberation Serif" fo:font-style="normal" fo:font-weight="normal" officeooo:rsid="0171778a" officeooo:paragraph-rsid="01728402" style:font-style-asian="normal" style:font-weight-asian="normal" style:font-style-complex="normal" style:font-weight-complex="normal"/>
    </style:style>
    <style:style style:name="P29" style:family="paragraph" style:parent-style-name="Table_20_Contents">
      <style:paragraph-properties fo:text-align="end" style:justify-single-word="false"/>
      <style:text-properties fo:font-size="8pt" officeooo:rsid="00dc4b3f" officeooo:paragraph-rsid="00dc4b3f" style:font-size-asian="12.25pt" style:font-size-complex="14pt"/>
    </style:style>
    <style:style style:name="P30" style:family="paragraph" style:parent-style-name="Standard">
      <style:text-properties officeooo:rsid="013b2459" officeooo:paragraph-rsid="010f00c7"/>
    </style:style>
    <style:style style:name="P31" style:family="paragraph" style:parent-style-name="Standard">
      <style:text-properties officeooo:rsid="016f0228" officeooo:paragraph-rsid="016f0228"/>
    </style:style>
    <style:style style:name="P32" style:family="paragraph" style:parent-style-name="Standard">
      <style:text-properties officeooo:rsid="016f0228" officeooo:paragraph-rsid="016f0a6a"/>
    </style:style>
    <style:style style:name="P33" style:family="paragraph" style:parent-style-name="Standard">
      <style:text-properties officeooo:rsid="01770102" officeooo:paragraph-rsid="01770102"/>
    </style:style>
    <style:style style:name="P34" style:family="paragraph" style:parent-style-name="Standard">
      <style:text-properties officeooo:rsid="01770102" officeooo:paragraph-rsid="01773901"/>
    </style:style>
    <style:style style:name="P35" style:family="paragraph" style:parent-style-name="Standard">
      <style:text-properties officeooo:rsid="0177190d" officeooo:paragraph-rsid="0177190d"/>
    </style:style>
    <style:style style:name="P36" style:family="paragraph" style:parent-style-name="Standard">
      <style:text-properties officeooo:rsid="01772c43" officeooo:paragraph-rsid="01772c43"/>
    </style:style>
    <style:style style:name="P37" style:family="paragraph" style:parent-style-name="Table_20_Contents">
      <style:text-properties style:font-name="Courier New" fo:font-size="10.5pt" fo:font-weight="normal" officeooo:paragraph-rsid="01770102" style:font-size-asian="10.5pt" style:font-weight-asian="normal" style:font-size-complex="10.5pt" style:font-weight-complex="normal"/>
    </style:style>
    <style:style style:name="P38" style:family="paragraph" style:parent-style-name="Standard">
      <style:text-properties officeooo:rsid="0171778a" officeooo:paragraph-rsid="016f0a6a"/>
    </style:style>
    <style:style style:name="P39" style:family="paragraph" style:parent-style-name="Standard">
      <style:text-properties officeooo:rsid="00818a3a" officeooo:paragraph-rsid="017f6f91"/>
    </style:style>
    <style:style style:name="P40" style:family="paragraph" style:parent-style-name="Standard">
      <style:text-properties officeooo:rsid="01770102" officeooo:paragraph-rsid="01770102"/>
    </style:style>
    <style:style style:name="P41" style:family="paragraph" style:parent-style-name="Standard">
      <style:text-properties officeooo:rsid="01770102" officeooo:paragraph-rsid="018164fb"/>
    </style:style>
    <style:style style:name="P42" style:family="paragraph" style:parent-style-name="Standard">
      <style:text-properties officeooo:rsid="0087a021" officeooo:paragraph-rsid="01773901"/>
    </style:style>
    <style:style style:name="P43" style:family="paragraph" style:parent-style-name="Table_20_Contents" style:list-style-name="L1">
      <style:text-properties fo:language="en" fo:country="US" officeooo:rsid="01773901" officeooo:paragraph-rsid="01773901"/>
    </style:style>
    <style:style style:name="P44" style:family="paragraph" style:parent-style-name="Table_20_Contents" style:list-style-name="L1">
      <style:paragraph-properties fo:margin-top="0.0402in" fo:margin-bottom="0.0402in" style:contextual-spacing="false"/>
      <style:text-properties fo:language="en" fo:country="US" officeooo:rsid="01773901" officeooo:paragraph-rsid="018164fb"/>
    </style:style>
    <style:style style:name="P45" style:family="paragraph" style:parent-style-name="Table_20_Contents" style:list-style-name="L1">
      <style:text-properties officeooo:rsid="01773901" officeooo:paragraph-rsid="01773901"/>
    </style:style>
    <style:style style:name="P46" style:family="paragraph" style:parent-style-name="Table_20_Contents" style:list-style-name="L1">
      <style:paragraph-properties fo:margin-top="0.0402in" fo:margin-bottom="0.0402in" style:contextual-spacing="false"/>
      <style:text-properties officeooo:rsid="01773901" officeooo:paragraph-rsid="018164fb"/>
    </style:style>
    <style:style style:name="P47" style:family="paragraph" style:parent-style-name="Table_20_Contents" style:list-style-name="L1">
      <style:text-properties officeooo:rsid="014b2c1e" officeooo:paragraph-rsid="01777202"/>
    </style:style>
    <style:style style:name="P48" style:family="paragraph" style:parent-style-name="Table_20_Contents" style:list-style-name="L1">
      <style:paragraph-properties fo:margin-top="0.0402in" fo:margin-bottom="0.0402in" style:contextual-spacing="false"/>
      <style:text-properties officeooo:rsid="014b2c1e" officeooo:paragraph-rsid="018164fb"/>
    </style:style>
    <style:style style:name="P49" style:family="paragraph" style:parent-style-name="Table_20_Contents">
      <style:paragraph-properties fo:text-align="end" style:justify-single-word="false"/>
      <style:text-properties fo:font-size="12pt" officeooo:rsid="017f6f91" officeooo:paragraph-rsid="017f6f91" style:font-size-asian="12pt" style:font-size-complex="12pt"/>
    </style:style>
    <style:style style:name="P50" style:family="paragraph" style:parent-style-name="Table_20_Contents">
      <style:text-properties style:font-name="Consolas" fo:font-weight="normal" officeooo:paragraph-rsid="016f0a6a" style:font-weight-asian="normal" style:font-weight-complex="normal"/>
    </style:style>
    <style:style style:name="P51" style:family="paragraph" style:parent-style-name="Table_20_Contents">
      <style:text-properties style:font-name="Consolas" fo:font-weight="normal" officeooo:paragraph-rsid="0171778a" style:font-weight-asian="normal" style:font-weight-complex="normal"/>
    </style:style>
    <style:style style:name="P52" style:family="paragraph" style:parent-style-name="Table_20_Contents">
      <style:text-properties style:font-name="Consolas" fo:font-weight="normal" officeooo:paragraph-rsid="01728402" style:font-weight-asian="normal" style:font-weight-complex="normal"/>
    </style:style>
    <style:style style:name="P53" style:family="paragraph" style:parent-style-name="Table_20_Contents">
      <style:text-properties style:font-name="Consolas" fo:font-weight="normal" officeooo:paragraph-rsid="01748215" style:font-weight-asian="normal" style:font-weight-complex="normal"/>
    </style:style>
    <style:style style:name="P54" style:family="paragraph" style:parent-style-name="Table_20_Contents">
      <style:text-properties style:font-name="Consolas" fo:font-weight="normal" officeooo:paragraph-rsid="018164fb" style:font-weight-asian="normal" style:font-weight-complex="normal"/>
    </style:style>
    <style:style style:name="P55" style:family="paragraph" style:parent-style-name="Table_20_Contents">
      <style:text-properties style:font-name="Consolas" fo:font-size="12pt" fo:font-weight="normal" officeooo:paragraph-rsid="01773901" style:font-size-asian="12pt" style:font-weight-asian="normal" style:font-size-complex="12pt" style:font-weight-complex="normal"/>
    </style:style>
    <style:style style:name="P56" style:family="paragraph" style:parent-style-name="Table_20_Contents">
      <style:text-properties style:font-name="Consolas" fo:font-size="11.6000003814697pt" fo:font-weight="normal" officeooo:paragraph-rsid="018164fb" style:font-size-asian="11.6000003814697pt" style:font-weight-asian="normal" style:font-size-complex="11.6000003814697pt" style:font-weight-complex="normal"/>
    </style:style>
    <style:style style:name="P57" style:family="paragraph" style:parent-style-name="Table_20_Contents">
      <style:text-properties style:font-name="Liberation Serif" fo:font-style="italic" officeooo:rsid="0083d041" officeooo:paragraph-rsid="018164fb" style:font-style-asian="italic" style:font-style-complex="italic"/>
    </style:style>
    <style:style style:name="P58" style:family="paragraph" style:parent-style-name="Table_20_Contents">
      <style:text-properties officeooo:rsid="0087a021" officeooo:paragraph-rsid="018164fb"/>
    </style:style>
    <style:style style:name="T1" style:family="text">
      <style:text-properties officeooo:rsid="0070a0fd"/>
    </style:style>
    <style:style style:name="T2" style:family="text">
      <style:text-properties officeooo:rsid="00828f93"/>
    </style:style>
    <style:style style:name="T3" style:family="text">
      <style:text-properties officeooo:rsid="0087a021"/>
    </style:style>
    <style:style style:name="T4" style:family="text">
      <style:text-properties officeooo:rsid="0098d304"/>
    </style:style>
    <style:style style:name="T5" style:family="text">
      <style:text-properties officeooo:rsid="00aa62d3"/>
    </style:style>
    <style:style style:name="T6" style:family="text">
      <style:text-properties officeooo:rsid="0043803e"/>
    </style:style>
    <style:style style:name="T7" style:family="text">
      <style:text-properties officeooo:rsid="00de015f"/>
    </style:style>
    <style:style style:name="T8" style:family="text">
      <style:text-properties officeooo:rsid="01164599"/>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officeooo:rsid="014d539d"/>
    </style:style>
    <style:style style:name="T12" style:family="text">
      <style:text-properties fo:font-weight="bold" officeooo:rsid="00f942e0" style:font-weight-asian="bold" style:font-weight-complex="bold"/>
    </style:style>
    <style:style style:name="T13" style:family="text">
      <style:text-properties officeooo:rsid="016f0a6a"/>
    </style:style>
    <style:style style:name="T14" style:family="text">
      <style:text-properties officeooo:rsid="0177190d"/>
    </style:style>
    <style:style style:name="T15" style:family="text">
      <style:text-properties officeooo:rsid="01772c43"/>
    </style:style>
    <style:style style:name="T16" style:family="text">
      <style:text-properties officeooo:rsid="01773901"/>
    </style:style>
    <style:style style:name="T17" style:family="text">
      <style:text-properties fo:language="en" fo:country="US"/>
    </style:style>
    <style:style style:name="T18" style:family="text">
      <style:text-properties fo:language="en" fo:country="US" officeooo:rsid="01773901"/>
    </style:style>
    <style:style style:name="T19" style:family="text">
      <style:text-properties fo:language="en" fo:country="US" officeooo:rsid="01777202"/>
    </style:style>
    <style:style style:name="T20" style:family="text">
      <style:text-properties fo:language="en" fo:country="US" officeooo:rsid="017c6b82"/>
    </style:style>
    <style:style style:name="T21" style:family="text">
      <style:text-properties officeooo:rsid="01777202"/>
    </style:style>
    <style:style style:name="T22" style:family="text">
      <style:text-properties officeooo:rsid="0178e4d2"/>
    </style:style>
    <style:style style:name="T23" style:family="text">
      <style:text-properties officeooo:rsid="017af15a"/>
    </style:style>
    <style:style style:name="T24" style:family="text">
      <style:text-properties officeooo:rsid="017c6b82"/>
    </style:style>
    <style:style style:name="T25" style:family="text">
      <style:text-properties officeooo:rsid="017da315"/>
    </style:style>
    <style:style style:name="T26" style:family="text">
      <style:text-properties officeooo:rsid="017f6f91"/>
    </style:style>
    <style:style style:name="T27" style:family="text">
      <style:text-properties style:font-name="Consolas"/>
    </style:style>
    <style:style style:name="T28" style:family="text">
      <style:text-properties officeooo:rsid="018164fb"/>
    </style:style>
    <style:style style:name="T29" style:family="text">
      <style:text-properties fo:color="#c9211e" loext:opacity="100%"/>
    </style:style>
    <style:style style:name="T30" style:family="text">
      <style:text-properties fo:color="#c9211e" loext:opacity="100%" fo:font-weight="bold" style:font-weight-asian="bold" style:font-weight-complex="bold"/>
    </style:style>
    <style:style style:name="T31" style:family="text">
      <style:text-properties officeooo:rsid="0184fbe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1">IT101</text:p>
          </table:table-cell>
          <table:table-cell table:style-name="Table1.A1" office:value-type="string">
            <text:p text:style-name="P49">Lab 5</text:p>
          </table:table-cell>
        </table:table-row>
        <table:table-row>
          <table:table-cell table:style-name="Table1.A1" office:value-type="string">
            <text:p text:style-name="P1">Score: ______/<text:span text:style-name="T25">4</text:span></text:p>
          </table:table-cell>
          <table:table-cell table:style-name="Table1.A1" office:value-type="string">
            <text:p text:style-name="P29">v1.<text:span text:style-name="T28">1</text:span></text:p>
          </table:table-cell>
        </table:table-row>
      </table:table>
      <text:p text:style-name="P4"/>
      <text:p text:style-name="P12">The purpose of this <text:span text:style-name="T26">assignment</text:span><text:span text:style-name="T1"> is to get </text:span><text:span text:style-name="T2">experience </text:span><text:span text:style-name="T8">with</text:span><text:span text:style-name="T22"> files</text:span><text:span text:style-name="T11">.</text:span></text:p>
      <text:p text:style-name="P9"/>
      <text:p text:style-name="P3">Specifications</text:p>
      <text:p text:style-name="P10"/>
      <text:p text:style-name="P39">Before beginning, accept the GitHub Classroom assignment <text:span text:style-name="T2">and clone the assignment repository to your local computer using GitHub Desktop. </text:span><text:span text:style-name="T3">All files made in this lab should be made in your local repository. </text:span><text:span text:style-name="T12">You do not need to recreate the examples shown in this lab, but it may help with your understanding.</text:span></text:p>
      <text:p text:style-name="P19"/>
      <text:p text:style-name="P20">Reading from a File</text:p>
      <text:p text:style-name="P13"/>
      <text:p text:style-name="P30">An incredible amount of data is available in text files. Text files can contain weather data, traffic data, socioeconomic data, literary works, and more. Reading from a file is particularly useful in data analysis applications, but it’s also applicable to any situation in which you want to analyze or modify information stored in a file. For example, you can write a program that reads in the contents of a text file and rewrites the file with formatting that allows a browser to display it.</text:p>
      <text:p text:style-name="P30"/>
      <text:p text:style-name="P30">When you want to work with the information in a text file, the first step is to read the file into memory. You can then work through all of the file’s contents at once or work through the contents line by line.</text:p>
      <text:p text:style-name="P30"/>
      <text:p text:style-name="P31">When you cloned the repository, you should see a file called “pi_digits.txt”. Open it up. The file contains pi up to 30 digits, with 10 decimal places per line.</text:p>
      <text:p text:style-name="P31"/>
      <text:p text:style-name="P31">Here’s a program that opens this file, reads it, and prints the contents of the file to the screen:</text:p>
      <text:p text:style-name="P32"/>
      <table:table table:name="Table8" table:style-name="Table8">
        <table:table-column table:style-name="Table8.A"/>
        <table:table-row>
          <table:table-cell table:style-name="Table8.A1" office:value-type="string">
            <text:p text:style-name="P22"><text:span text:style-name="T13">file_reader</text:span>.py</text:p>
          </table:table-cell>
        </table:table-row>
        <table:table-row>
          <table:table-cell table:style-name="Table8.A2" office:value-type="string">
            <text:p text:style-name="P50">from pathlib import Path</text:p>
            <text:p text:style-name="P50"/>
            <text:p text:style-name="P50">path = Path('pi_digits.txt')</text:p>
            <text:p text:style-name="P50">contents = path.read_text()</text:p>
            <text:p text:style-name="P50">print(contents)</text:p>
          </table:table-cell>
        </table:table-row>
      </table:table>
      <text:p text:style-name="P32"/>
      <text:p text:style-name="P32">To work with the contents of a file, we need to tell Python the path to the file. A <text:span text:style-name="T10">path</text:span> is the exact location of a file or folder on a system. Python provides a module called <text:span text:style-name="T27">pathlib</text:span> that makes it easier to work with files and directories, no matter which operating system you or your program’s users are working with. A module that provides specific functionality like this is often called a <text:span text:style-name="T10">library</text:span>, hence the name <text:span text:style-name="T27">pathlib</text:span>.</text:p>
      <text:p text:style-name="P38"/>
      <table:table table:name="Table9" table:style-name="Table9">
        <table:table-column table:style-name="Table9.A"/>
        <table:table-row>
          <table:table-cell table:style-name="Table9.A1" office:value-type="string">
            <text:p text:style-name="P27">Output</text:p>
          </table:table-cell>
        </table:table-row>
        <table:table-row>
          <table:table-cell table:style-name="Table9.A2" office:value-type="string">
            <text:p text:style-name="P51">3.1415926535</text:p>
            <text:p text:style-name="P51">8979323846</text:p>
            <text:p text:style-name="P51">2643383279</text:p>
          </table:table-cell>
        </table:table-row>
      </table:table>
      <text:p text:style-name="P15"><text:soft-page-break/>When you’re working with a file, you’ll often want to examine each line of the file. You might be looking for certain information in the file, or you might want to modify the text in the file in some way. For example, you might want to read through a file of weather data and work with any line that includes the word <text:span text:style-name="T10">sunny</text:span> in the description of that day’s weather. In a news report, you might look for any line with the tag <text:span text:style-name="T27">&lt;headline&gt;</text:span> and rewrite that line with a specific kind of formatting.</text:p>
      <text:p text:style-name="P15"/>
      <text:p text:style-name="P15">You can use the <text:span text:style-name="T27">splitlines()</text:span> method to turn a long string into a set of lines, and then use a for loop to examine each line from a file, one at a time:</text:p>
      <text:p text:style-name="P15"/>
      <table:table table:name="Table12" table:style-name="Table12">
        <table:table-column table:style-name="Table12.A"/>
        <table:table-row>
          <table:table-cell table:style-name="Table12.A1" office:value-type="string">
            <text:p text:style-name="P24"><text:span text:style-name="T13">file_reader</text:span>.py</text:p>
          </table:table-cell>
        </table:table-row>
        <table:table-row>
          <table:table-cell table:style-name="Table12.A2" office:value-type="string">
            <text:p text:style-name="P53">from pathlib import Path</text:p>
            <text:p text:style-name="P53"/>
            <text:p text:style-name="P53">path = Path('pi_digits.txt')</text:p>
            <text:p text:style-name="P53">contents = path.read_text()</text:p>
            <text:p text:style-name="P53"/>
            <text:p text:style-name="P53">lines = contents.splitlines()</text:p>
            <text:p text:style-name="P53">for line in lines:</text:p>
            <text:p text:style-name="P53"><text:s text:c="4"/>print(line)</text:p>
          </table:table-cell>
        </table:table-row>
      </table:table>
      <text:p text:style-name="P17"/>
      <text:p text:style-name="P33"><text:span text:style-name="T25">(1 pt) </text:span>Is your birthday contained in pi? I’ve always been curious to know if my birthday appears anywhere in the digits of pi. Let’s make a new program to check. We can easily accomplish this by expressing each birthday as a string of digits and seeing if that string appears anywhere in pi. <text:span text:style-name="T30">Create a file called “pi_birthday.py” and add the following code to it</text:span>:</text:p>
      <text:p text:style-name="P33"/>
      <table:table table:name="Table2" table:style-name="Table2">
        <table:table-column table:style-name="Table2.A"/>
        <table:table-row>
          <table:table-cell table:style-name="Table2.A1" office:value-type="string">
            <text:p text:style-name="P57"><text:span text:style-name="T14">pi_birthday</text:span>.py</text:p>
          </table:table-cell>
        </table:table-row>
        <table:table-row>
          <table:table-cell table:style-name="Table2.A2" office:value-type="string">
            <text:p text:style-name="P56">from pathlib import Path</text:p>
            <text:p text:style-name="P56"/>
            <text:p text:style-name="P56">path = Path('pi_million_digits.txt')</text:p>
            <text:p text:style-name="P56">lines = path.read_text().splitlines()</text:p>
            <text:p text:style-name="P56">pi_string = ''</text:p>
            <text:p text:style-name="P56">for line in lines:</text:p>
            <text:p text:style-name="P56"><text:s text:c="4"/>pi_string += line.strip()</text:p>
            <text:p text:style-name="P56"/>
            <text:p text:style-name="P56">birthday = input("Enter your birthday in the form mmddyy: ")</text:p>
            <text:p text:style-name="P56">if birthday in pi_string:</text:p>
            <text:p text:style-name="P56"><text:s text:c="4"/>print("Your birthday appears in the first million digits of pi!")</text:p>
            <text:p text:style-name="P56">else:</text:p>
            <text:p text:style-name="P56"><text:s text:c="4"/>print("Your birthday does not appear in the first million digits of pi.")</text:p>
          </table:table-cell>
        </table:table-row>
      </table:table>
      <text:p text:style-name="P41"/>
      <text:p text:style-name="P35">Sadly, my birthday does not appear in the first million digits of pi :(</text:p>
      <text:p text:style-name="P35"/>
      <text:p text:style-name="P21"><text:span text:style-name="T15">Writing</text:span> <text:span text:style-name="T15">to</text:span> a File</text:p>
      <text:p text:style-name="P33"/>
      <text:p text:style-name="P17">One of the simplest ways to save data is to write it to a file. When you write text to a file, the output will still be available after you close the terminal containing your program’s output. You can examine output after a program finishes running, and you can share the output files with others as well. You </text:p>
      <text:p text:style-name="P17">can also write programs that read the text back into memory and work with it again later.</text:p>
      <text:p text:style-name="P17"><text:soft-page-break/></text:p>
      <text:p text:style-name="P36">The <text:span text:style-name="T27">write_text()</text:span> function does the trick for writing to files. <text:span text:style-name="T16">Take a look at the two examples below:</text:span></text:p>
      <text:p text:style-name="P34"/>
      <table:table table:name="Table14" table:style-name="Table14">
        <table:table-column table:style-name="Table14.A"/>
        <table:table-row>
          <table:table-cell table:style-name="Table14.A1" office:value-type="string">
            <text:p text:style-name="P26"><text:span text:style-name="T16">write_message</text:span>.py</text:p>
          </table:table-cell>
        </table:table-row>
        <table:table-row>
          <table:table-cell table:style-name="Table14.A2" office:value-type="string">
            <text:p text:style-name="P55">from pathlib import Path</text:p>
            <text:p text:style-name="P55"/>
            <text:p text:style-name="P55">path = Path('programming.txt')</text:p>
            <text:p text:style-name="P55">path.write_text("I love programming.")</text:p>
          </table:table-cell>
        </table:table-row>
      </table:table>
      <text:p text:style-name="P34"/>
      <table:table table:name="Table15" table:style-name="Table15">
        <table:table-column table:style-name="Table15.A"/>
        <table:table-row>
          <table:table-cell table:style-name="Table15.A1" office:value-type="string">
            <text:p text:style-name="P26"><text:span text:style-name="T16">write_message2</text:span>.py</text:p>
          </table:table-cell>
        </table:table-row>
        <table:table-row>
          <table:table-cell table:style-name="Table15.A2" office:value-type="string">
            <text:p text:style-name="P55">from pathlib import Path</text:p>
            <text:p text:style-name="P55"/>
            <text:p text:style-name="P55">contents = "I love programming.\n"</text:p>
            <text:p text:style-name="P55">contents += "I love creating new games.\n"</text:p>
            <text:p text:style-name="P55">contents += "I also love working with data.\n"</text:p>
            <text:p text:style-name="P55"/>
            <text:p text:style-name="P55">path = Path('programming.txt')</text:p>
            <text:p text:style-name="P55">path.write_text(contents)</text:p>
          </table:table-cell>
        </table:table-row>
      </table:table>
      <text:p text:style-name="P18"/>
      <text:p text:style-name="P18">Be careful when calling <text:span text:style-name="T27">write_text()</text:span> on a path object. If the file already exists, <text:span text:style-name="T27">write_text()</text:span> will erase the current contents of the file and write new contents to the file.</text:p>
      <text:p text:style-name="P18"/>
      <table:table table:name="Table3" table:style-name="Table3">
        <table:table-column table:style-name="Table3.A"/>
        <table:table-row>
          <table:table-cell table:style-name="Table3.A1" office:value-type="string">
            <text:p text:style-name="P58">Exercise<text:span text:style-name="T4">s</text:span></text:p>
          </table:table-cell>
        </table:table-row>
        <table:table-row>
          <table:table-cell table:style-name="Table3.A2" office:value-type="string">
            <text:list text:style-name="L1">
              <text:list-item>
                <text:p text:style-name="P44"><text:span text:style-name="T24">(2 pts) </text:span>Create a file called “guest_book_writer.py”. Write a program that prompts the user for their name. When they respond, write their name to a file called guest.txt.</text:p>
                <text:list>
                  <text:list-item>
                    <text:p text:style-name="P46"><text:span text:style-name="T17">Modify the program to use a while loop that prompts users for their name. Collect </text:span>all the names that are entered, and then write these names to <text:span text:style-name="T21">guest.txt.</text:span> Make sure each entry appears on a new line in the file. <text:span text:style-name="T24">If the user types in “quit”, end the program (make sure you don’t add the text “quit” to the file!).</text:span></text:p>
                  </text:list-item>
                </text:list>
              </text:list-item>
              <text:list-item>
                <text:p text:style-name="P48"><text:span text:style-name="T20">(1 pt) </text:span><text:span text:style-name="T18">Create a file called “guest_book_</text:span><text:span text:style-name="T19">reader</text:span><text:span text:style-name="T18">.py”. </text:span><text:span text:style-name="T19">Write a program that reads from the guest.txt file and greets every user written to the file.</text:span></text:p>
              </text:list-item>
            </text:list>
          </table:table-cell>
        </table:table-row>
      </table:table>
      <text:p text:style-name="P18"/>
      <text:p text:style-name="P2">Submission</text:p>
      <text:p text:style-name="P5"/>
      <text:p text:style-name="P7">The submission for this <text:span text:style-name="T25">homework</text:span> <text:span text:style-name="T5">is</text:span> the commit ID you want to be graded. <text:span text:style-name="T6">You will submit it via the Canvas assignment.</text:span></text:p>
      <text:p text:style-name="P7"/>
      <text:p text:style-name="P6">If you’ve forgotten which commit ID to submit or how to find it, refer back to lab 0.</text:p>
      <text:p text:style-name="P6"/>
      <text:p text:style-name="P8">There should be <text:span text:style-name="T31">3</text:span> items you’ve added to your reposi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4-03-23T17:20:09.891000000</dc:date>
    <meta:editing-duration>PT19H4M39S</meta:editing-duration>
    <meta:editing-cycles>88</meta:editing-cycles>
    <meta:generator>LibreOffice/24.2.1.2$Windows_X86_64 LibreOffice_project/db4def46b0453cc22e2d0305797cf981b68ef5ac</meta:generator>
    <meta:document-statistic meta:table-count="8" meta:image-count="0" meta:object-count="0" meta:page-count="3" meta:paragraph-count="69" meta:word-count="959" meta:character-count="5533" meta:non-whitespace-character-count="4629"/>
  </office:meta>
</office:document-meta>
</file>